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K_Q4_savijanje" table:style-name="ta1">
        <table:table-column table:style-name="co1" table:number-columns-repeated="2" table:default-cell-style-name="ce29"/>
        <table:table-column table:style-name="co2" table:default-cell-style-name="ce29"/>
        <table:table-column table:style-name="co1" table:number-columns-repeated="5" table:default-cell-style-name="ce29"/>
        <table:table-column table:style-name="co2" table:default-cell-style-name="ce29"/>
        <table:table-column table:style-name="co1" table:number-columns-repeated="2" table:default-cell-style-name="ce29"/>
        <table:table-column table:style-name="co3" table:default-cell-style-name="ce29"/>
        <table:table-column table:style-name="co2" table:default-cell-style-name="ce29"/>
        <table:table-column table:style-name="co4" table:default-cell-style-name="ce29"/>
        <table:table-column table:style-name="co5" table:number-columns-repeated="50" table:default-cell-style-name="ce29"/>
        <table:table-row table:style-name="ro1"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 table:number-columns-spanned="1" table:number-rows-spanned="12">
            <text:p>K1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 table:number-columns-spanned="1" table:number-rows-spanned="12">
            <text:p>K2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 table:number-columns-spanned="1" table:number-rows-spanned="12">
            <text:p>K3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5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 table:number-columns-spanned="1" table:number-rows-spanned="12">
            <text:p>K4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5149.21875" calcext:value-type="float">
            <text:p>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47.65625" calcext:value-type="float">
            <text:p>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1913.47511574074" calcext:value-type="float">
            <text:p>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10006.0127314815" calcext:value-type="float">
            <text:p>10006.0127314815</text:p>
          </table:table-cell>
          <table:table-cell table:style-name="Default" office:value-type="float" office:value="-1144.27083333333" calcext:value-type="float">
            <text:p>-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33427.5414737654" calcext:value-type="float">
            <text:p>-33427.5414737654</text:p>
          </table:table-cell>
          <table:table-cell table:style-name="Default" office:value-type="float" office:value="-14494.0972222222" calcext:value-type="float">
            <text:p>-14494.0972222222</text:p>
          </table:table-cell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-7766.20852623457" calcext:value-type="float">
            <text:p>-7766.20852623457</text:p>
          </table:table-cell>
          <table:table-cell table:style-name="Default" office:value-type="float" office:value="-6102.77777777778" calcext:value-type="float">
            <text:p>-6102.77777777778</text:p>
          </table:table-cell>
          <table:table-cell table:style-name="Default" office:value-type="float" office:value="-3057.74594907407" calcext:value-type="float">
            <text:p>-3057.74594907407</text:p>
          </table:table-cell>
          <table:table-cell table:style-name="Default" office:value-type="float" office:value="-12099.6045524691" calcext:value-type="float">
            <text:p>-12099.6045524691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-8861.74189814815" calcext:value-type="float">
            <text:p>-8861.74189814815</text:p>
          </table:table-cell>
          <table:table-cell table:style-name="Default" office:value-type="float" office:value="53293.3545524692" calcext:value-type="float">
            <text:p>53293.3545524692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14494.0972222222" calcext:value-type="float">
            <text:p>14494.0972222222</text:p>
          </table:table-cell>
          <table:table-cell table:style-name="Default" office:value-type="float" office:value="4322.80092592593" calcext:value-type="float">
            <text:p>4322.80092592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02.77777777778" calcext:value-type="float">
            <text:p>6102.77777777778</text:p>
          </table:table-cell>
          <table:table-cell table:style-name="Default" office:value-type="float" office:value="2542.82407407407" calcext:value-type="float">
            <text:p>2542.824074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5149.21875" calcext:value-type="float">
            <text:p>-5149.21875</text:p>
          </table:table-cell>
          <table:table-cell table:style-name="Default" office:value-type="float" office:value="3559.9537037037" calcext:value-type="float">
            <text:p>3559.95370370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447.65625" calcext:value-type="float">
            <text:p>-15447.65625</text:p>
          </table:table-cell>
          <table:table-cell table:style-name="Default" office:value-type="float" office:value="10171.2962962963" calcext:value-type="float">
            <text:p>10171.2962962963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covered-table-cell/>
          <table:table-cell table:style-name="Default" office:value-type="float" office:value="-1913.47511574074" calcext:value-type="float">
            <text:p>-1913.475115740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3.86342592593" calcext:value-type="float">
            <text:p>1713.86342592593</text:p>
          </table:table-cell>
          <table:table-cell table:style-name="Default" office:value-type="float" office:value="3057.74594907407" calcext:value-type="float">
            <text:p>3057.74594907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55.43171296296" calcext:value-type="float">
            <text:p>1955.43171296296</text:p>
          </table:table-cell>
          <table:table-cell table:style-name="Default" office:value-type="float" office:value="8861.74189814815" calcext:value-type="float">
            <text:p>8861.7418981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12.36342592593" calcext:value-type="float">
            <text:p>2812.36342592593</text:p>
          </table:table-cell>
          <table:table-cell table:style-name="Default" office:value-type="float" office:value="-10006.0127314815" calcext:value-type="float">
            <text:p>-10006.0127314815</text:p>
          </table:table-cell>
          <table:table-cell table:style-name="Default" office:value-type="float" office:value="1144.27083333333" calcext:value-type="float">
            <text:p>1144.27083333333</text:p>
          </table:table-cell>
          <table:table-cell table:style-name="Default" office:value-type="float" office:value="7821.72685185185" calcext:value-type="float">
            <text:p>7821.72685185185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 table:number-columns-spanned="1" table:number-rows-spanned="9">
            <text:p>Knn</text:p>
          </table:table-cell>
          <table:table-cell table:style-name="ce31" table:formula="of:=[.H8]+[.K25]+[.E33]+[.B44]" office:value-type="float" office:value="213173.418209877" calcext:value-type="float">
            <text:p>213173.418209877</text:p>
          </table:table-cell>
          <table:table-cell table:style-name="ce31" table:formula="of:=[.I8]+[.L25]+[.F33]+[.C44]" office:value-type="float" office:value="0" calcext:value-type="float">
            <text:p>0</text:p>
          </table:table-cell>
          <table:table-cell table:style-name="ce31" table:formula="of:=[.J8]+[.M25]+[.G33]+[.D44]" office:value-type="float" office:value="0" calcext:value-type="float">
            <text:p>0</text:p>
          </table:table-cell>
          <table:table-cell table:style-name="ce31" table:formula="of:=[.M8]+[.K21]+[.E32]+0" office:value-type="float" office:value="14665.7378472222" calcext:value-type="float">
            <text:p>14665.7378472222</text:p>
          </table:table-cell>
          <table:table-cell table:style-name="ce31" table:formula="of:=[.K22]+[.E44]" office:value-type="float" office:value="-24199.2091049383" calcext:value-type="float">
            <text:p>-24199.2091049383</text:p>
          </table:table-cell>
          <table:table-cell table:style-name="ce31" table:formula="of:=[.K23]+[.F44]" office:value-type="float" office:value="0" calcext:value-type="float">
            <text:p>0</text:p>
          </table:table-cell>
          <table:table-cell table:style-name="ce31" table:formula="of:=[.M33]" office:value-type="float" office:value="3057.74594907407" calcext:value-type="float">
            <text:p>3057.74594907407</text:p>
          </table:table-cell>
          <table:table-cell table:style-name="ce31" table:formula="of:=[.K44]" office:value-type="float" office:value="-33427.5414737654" calcext:value-type="float">
            <text:p>-33427.5414737654</text:p>
          </table:table-cell>
          <table:table-cell table:style-name="ce31" table:formula="of:=[.J33]+[.M44]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C58]" office:value-type="float" office:value="0" calcext:value-type="float">
            <text:p>0</text:p>
          </table:table-cell>
          <table:table-cell table:style-name="ce31" table:formula="of:=[.I9]+[.L26]+[.F34]+[.C45]" office:value-type="float" office:value="40685.1851851852" calcext:value-type="float">
            <text:p>40685.1851851852</text:p>
          </table:table-cell>
          <table:table-cell table:style-name="ce31" table:formula="of:=[.J9]+[.M26]+[.G34]+[.D45]" office:value-type="float" office:value="0" calcext:value-type="float">
            <text:p>0</text:p>
          </table:table-cell>
          <table:table-cell table:style-name="ce31" table:formula="of:=[.M9]+[.L21]+[.F32]" office:value-type="float" office:value="0" calcext:value-type="float">
            <text:p>0</text:p>
          </table:table-cell>
          <table:table-cell table:style-name="ce31" table:formula="of:=[.L22]+[.E45]" office:value-type="float" office:value="0" calcext:value-type="float">
            <text:p>0</text:p>
          </table:table-cell>
          <table:table-cell table:style-name="ce31" table:formula="of:=[.L23]+[.F45]" office:value-type="float" office:value="7119.90740740741" calcext:value-type="float">
            <text:p>7119.90740740741</text:p>
          </table:table-cell>
          <table:table-cell table:style-name="ce31" table:formula="of:=[.M34]" office:value-type="float" office:value="0" calcext:value-type="float">
            <text:p>0</text:p>
          </table:table-cell>
          <table:table-cell table:style-name="ce31" table:formula="of:=[.K45]+[.H34]" office:value-type="float" office:value="-28988.1944444444" calcext:value-type="float">
            <text:p>-28988.1944444444</text:p>
          </table:table-cell>
          <table:table-cell table:style-name="ce31" table:formula="of:=[.M45]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D58]" office:value-type="float" office:value="0" calcext:value-type="float">
            <text:p>0</text:p>
          </table:table-cell>
          <table:table-cell table:style-name="ce31" table:formula="of:=[.D59]" office:value-type="float" office:value="0" calcext:value-type="float">
            <text:p>0</text:p>
          </table:table-cell>
          <table:table-cell table:style-name="ce31" table:formula="of:=[.J10]+[.M27]+[.G35]+[.D46]" office:value-type="float" office:value="31286.9074074074" calcext:value-type="float">
            <text:p>31286.9074074074</text:p>
          </table:table-cell>
          <table:table-cell table:style-name="ce31" table:formula="of:=[.M10]+[.M21]+[.G32]" office:value-type="float" office:value="7580.15856481482" calcext:value-type="float">
            <text:p>7580.15856481482</text:p>
          </table:table-cell>
          <table:table-cell table:style-name="ce31" table:formula="of:=[.M22]+[.E46]" office:value-type="float" office:value="17723.4837962963" calcext:value-type="float">
            <text:p>17723.4837962963</text:p>
          </table:table-cell>
          <table:table-cell table:style-name="ce31" table:formula="of:=[.M23]+[.F46]" office:value-type="float" office:value="0" calcext:value-type="float">
            <text:p>0</text:p>
          </table:table-cell>
          <table:table-cell table:style-name="ce31" table:formula="of:=[.M35]" office:value-type="float" office:value="1955.43171296296" calcext:value-type="float">
            <text:p>1955.43171296296</text:p>
          </table:table-cell>
          <table:table-cell table:style-name="ce31" table:formula="of:=[.H35]+[.K46]" office:value-type="float" office:value="0" calcext:value-type="float">
            <text:p>0</text:p>
          </table:table-cell>
          <table:table-cell table:style-name="ce31" table:formula="of:=[.M46]" office:value-type="float" office:value="1713.86342592593" calcext:value-type="float">
            <text:p>1713.86342592593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E58]" office:value-type="float" office:value="14665.7378472222" calcext:value-type="float">
            <text:p>14665.7378472222</text:p>
          </table:table-cell>
          <table:table-cell table:style-name="ce31" table:formula="of:=[.E59]" office:value-type="float" office:value="0" calcext:value-type="float">
            <text:p>0</text:p>
          </table:table-cell>
          <table:table-cell table:style-name="ce31" table:formula="of:=[.E60]" office:value-type="float" office:value="7580.15856481482" calcext:value-type="float">
            <text:p>7580.15856481482</text:p>
          </table:table-cell>
          <table:table-cell table:style-name="ce31" table:formula="of:=[.M13]+[.G21]+[.D32]" office:value-type="float" office:value="23465.1805555556" calcext:value-type="float">
            <text:p>23465.1805555556</text:p>
          </table:table-cell>
          <table:table-cell table:style-name="ce31" table:formula="of:=[.H21]" office:value-type="float" office:value="1913.47511574074" calcext:value-type="float">
            <text:p>1913.47511574074</text:p>
          </table:table-cell>
          <table:table-cell table:style-name="ce31" table:formula="of:=[.I21]" office:value-type="float" office:value="0" calcext:value-type="float">
            <text:p>0</text:p>
          </table:table-cell>
          <table:table-cell table:style-name="ce31" table:formula="of:=[.M32]" office:value-type="float" office:value="1713.86342592593" calcext:value-type="float">
            <text:p>1713.86342592593</text:p>
          </table:table-cell>
          <table:table-cell table:style-name="ce31" table:formula="of:=[.H32]" office:value-type="float" office:value="3057.74594907407" calcext:value-type="float">
            <text:p>3057.74594907407</text:p>
          </table:table-cell>
          <table:table-cell table:style-name="ce31" table:formula="of:=[.J32]" office:value-type="float" office:value="1955.43171296296" calcext:value-type="float">
            <text:p>1955.43171296296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F58]" office:value-type="float" office:value="-24199.2091049383" calcext:value-type="float">
            <text:p>-24199.2091049383</text:p>
          </table:table-cell>
          <table:table-cell table:style-name="ce31" table:formula="of:=[.F59]" office:value-type="float" office:value="0" calcext:value-type="float">
            <text:p>0</text:p>
          </table:table-cell>
          <table:table-cell table:style-name="ce31" table:formula="of:=[.F60]" office:value-type="float" office:value="17723.4837962963" calcext:value-type="float">
            <text:p>17723.4837962963</text:p>
          </table:table-cell>
          <table:table-cell table:style-name="ce31" table:formula="of:=[.F61]" office:value-type="float" office:value="1913.47511574074" calcext:value-type="float">
            <text:p>1913.47511574074</text:p>
          </table:table-cell>
          <table:table-cell table:style-name="ce31" table:formula="of:=[.H22]+[.E47]" office:value-type="float" office:value="106586.709104938" calcext:value-type="float">
            <text:p>106586.709104938</text:p>
          </table:table-cell>
          <table:table-cell table:style-name="ce31" table:formula="of:=[.I22]+[.F47]" office:value-type="float" office:value="0" calcext:value-type="float">
            <text:p>0</text:p>
          </table:table-cell>
          <table:table-cell table:style-name="ce31" table:formula="of:=0" office:value-type="float" office:value="0" calcext:value-type="float">
            <text:p>0</text:p>
          </table:table-cell>
          <table:table-cell table:style-name="ce31" table:formula="of:=[.K47]" office:value-type="float" office:value="-7766.20852623457" calcext:value-type="float">
            <text:p>-7766.20852623457</text:p>
          </table:table-cell>
          <table:table-cell table:style-name="ce31" table:formula="of:=[.M47]" office:value-type="float" office:value="3057.74594907407" calcext:value-type="float">
            <text:p>3057.74594907407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G58]" office:value-type="float" office:value="0" calcext:value-type="float">
            <text:p>0</text:p>
          </table:table-cell>
          <table:table-cell table:style-name="ce31" table:formula="of:=[.G59]" office:value-type="float" office:value="7119.90740740741" calcext:value-type="float">
            <text:p>7119.90740740741</text:p>
          </table:table-cell>
          <table:table-cell table:style-name="ce31" table:formula="of:=[.G60]" office:value-type="float" office:value="0" calcext:value-type="float">
            <text:p>0</text:p>
          </table:table-cell>
          <table:table-cell table:style-name="ce31" table:formula="of:=[.G61]" office:value-type="float" office:value="0" calcext:value-type="float">
            <text:p>0</text:p>
          </table:table-cell>
          <table:table-cell table:style-name="ce31" table:formula="of:=[.G62]" office:value-type="float" office:value="0" calcext:value-type="float">
            <text:p>0</text:p>
          </table:table-cell>
          <table:table-cell table:style-name="ce31" table:formula="of:=[.I23]+[.F48]" office:value-type="float" office:value="20342.5925925926" calcext:value-type="float">
            <text:p>20342.5925925926</text:p>
          </table:table-cell>
          <table:table-cell table:style-name="ce31" table:formula="of:=0" office:value-type="float" office:value="0" calcext:value-type="float">
            <text:p>0</text:p>
          </table:table-cell>
          <table:table-cell table:style-name="ce31" table:formula="of:=[.K48]" office:value-type="float" office:value="-6102.77777777778" calcext:value-type="float">
            <text:p>-6102.77777777778</text:p>
          </table:table-cell>
          <table:table-cell table:style-name="ce31" table:formula="of:=[.M48]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H58]" office:value-type="float" office:value="3057.74594907407" calcext:value-type="float">
            <text:p>3057.74594907407</text:p>
          </table:table-cell>
          <table:table-cell table:style-name="ce31" table:formula="of:=[.H59]" office:value-type="float" office:value="0" calcext:value-type="float">
            <text:p>0</text:p>
          </table:table-cell>
          <table:table-cell table:style-name="ce31" table:formula="of:=[.H60]" office:value-type="float" office:value="1955.43171296296" calcext:value-type="float">
            <text:p>1955.43171296296</text:p>
          </table:table-cell>
          <table:table-cell table:style-name="ce31" table:formula="of:=[.H61]" office:value-type="float" office:value="1713.86342592593" calcext:value-type="float">
            <text:p>1713.86342592593</text:p>
          </table:table-cell>
          <table:table-cell table:style-name="ce31" table:formula="of:=[.H62]" office:value-type="float" office:value="0" calcext:value-type="float">
            <text:p>0</text:p>
          </table:table-cell>
          <table:table-cell table:style-name="ce31" table:formula="of:=[.H63]" office:value-type="float" office:value="0" calcext:value-type="float">
            <text:p>0</text:p>
          </table:table-cell>
          <table:table-cell table:style-name="ce31" table:formula="of:=[.M41]" office:value-type="float" office:value="7821.72685185185" calcext:value-type="float">
            <text:p>7821.72685185185</text:p>
          </table:table-cell>
          <table:table-cell table:style-name="ce31" table:formula="of:=[.M36]" office:value-type="float" office:value="8861.74189814815" calcext:value-type="float">
            <text:p>8861.74189814815</text:p>
          </table:table-cell>
          <table:table-cell table:style-name="ce31" table:formula="of:=[.M38]" office:value-type="float" office:value="2812.36342592593" calcext:value-type="float">
            <text:p>2812.36342592593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I58]" office:value-type="float" office:value="-33427.5414737654" calcext:value-type="float">
            <text:p>-33427.5414737654</text:p>
          </table:table-cell>
          <table:table-cell table:style-name="ce31" table:formula="of:=[.I59]" office:value-type="float" office:value="-28988.1944444444" calcext:value-type="float">
            <text:p>-28988.1944444444</text:p>
          </table:table-cell>
          <table:table-cell table:style-name="ce31" table:formula="of:=[.I60]" office:value-type="float" office:value="0" calcext:value-type="float">
            <text:p>0</text:p>
          </table:table-cell>
          <table:table-cell table:style-name="ce31" table:formula="of:=[.I61]" office:value-type="float" office:value="3057.74594907407" calcext:value-type="float">
            <text:p>3057.74594907407</text:p>
          </table:table-cell>
          <table:table-cell table:style-name="ce31" table:formula="of:=[.I62]" office:value-type="float" office:value="-7766.20852623457" calcext:value-type="float">
            <text:p>-7766.20852623457</text:p>
          </table:table-cell>
          <table:table-cell table:style-name="ce31" table:formula="of:=[.I63]" office:value-type="float" office:value="-6102.77777777778" calcext:value-type="float">
            <text:p>-6102.77777777778</text:p>
          </table:table-cell>
          <table:table-cell table:style-name="ce31" table:formula="of:=[.I64]" office:value-type="float" office:value="8861.74189814815" calcext:value-type="float">
            <text:p>8861.74189814815</text:p>
          </table:table-cell>
          <table:table-cell table:style-name="ce31" table:formula="of:=[.H36]+[.K53]" office:value-type="float" office:value="106586.709104938" calcext:value-type="float">
            <text:p>106586.709104938</text:p>
          </table:table-cell>
          <table:table-cell table:style-name="ce31" table:formula="of:=[.J36]+[.M53]" office:value-type="float" office:value="0" calcext:value-type="float">
            <text:p>0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covered-table-cell/>
          <table:table-cell table:style-name="ce31" table:formula="of:=[.J58]" office:value-type="float" office:value="0" calcext:value-type="float">
            <text:p>0</text:p>
          </table:table-cell>
          <table:table-cell table:style-name="ce31" table:formula="of:=[.J59]" office:value-type="float" office:value="0" calcext:value-type="float">
            <text:p>0</text:p>
          </table:table-cell>
          <table:table-cell table:style-name="ce31" table:formula="of:=[.J60]" office:value-type="float" office:value="1713.86342592593" calcext:value-type="float">
            <text:p>1713.86342592593</text:p>
          </table:table-cell>
          <table:table-cell table:style-name="ce31" table:formula="of:=[.J61]" office:value-type="float" office:value="1955.43171296296" calcext:value-type="float">
            <text:p>1955.43171296296</text:p>
          </table:table-cell>
          <table:table-cell table:style-name="ce31" table:formula="of:=[.J62]" office:value-type="float" office:value="3057.74594907407" calcext:value-type="float">
            <text:p>3057.74594907407</text:p>
          </table:table-cell>
          <table:table-cell table:style-name="ce31" table:formula="of:=[.J63]" office:value-type="float" office:value="0" calcext:value-type="float">
            <text:p>0</text:p>
          </table:table-cell>
          <table:table-cell table:style-name="ce31" table:formula="of:=[.J64]" office:value-type="float" office:value="2812.36342592593" calcext:value-type="float">
            <text:p>2812.36342592593</text:p>
          </table:table-cell>
          <table:table-cell table:style-name="ce31" table:formula="of:=[.J65]" office:value-type="float" office:value="0" calcext:value-type="float">
            <text:p>0</text:p>
          </table:table-cell>
          <table:table-cell table:style-name="ce31" table:formula="of:=[.M55]" office:value-type="float" office:value="7821.72685185185" calcext:value-type="float">
            <text:p>7821.72685185185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 table:number-columns-spanned="1" table:number-rows-spanned="12">
            <text:p>P1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ce32" office:value-type="string" calcext:value-type="string" table:number-columns-spanned="1" table:number-rows-spanned="12">
            <text:p>P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table:style-name="ce32" office:value-type="string" calcext:value-type="string" table:number-columns-spanned="1" table:number-rows-spanned="12">
            <text:p>P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table-cell table:style-name="ce32" office:value-type="string" calcext:value-type="string" table:number-columns-spanned="1" table:number-rows-spanned="12">
            <text:p>P4</text:p>
          </table:table-cell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7" office:value-type="float" office:value="2" calcext:value-type="float">
            <text:p>2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7" office:value-type="float" office:value="5" calcext:value-type="float">
            <text:p>5</text:p>
          </table:table-cell>
          <table:table-cell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7" office:value-type="float" office:value="11" calcext:value-type="float">
            <text:p>11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7" office:value-type="float" office:value="3" calcext:value-type="float">
            <text:p>3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7" office:value-type="float" office:value="6" calcext:value-type="float">
            <text:p>6</text:p>
          </table:table-cell>
          <table:table-cell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12" calcext:value-type="float">
            <text:p>12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10" calcext:value-type="float">
            <text:p>10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7" calcext:value-type="float">
            <text:p>7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7" office:value-type="float" office:value="5" calcext:value-type="float">
            <text:p>5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7" office:value-type="float" office:value="11" calcext:value-type="float">
            <text:p>11</text:p>
          </table:table-cell>
          <table:table-cell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8" office:value-type="float" office:value="8" calcext:value-type="float">
            <text:p>8</text:p>
          </table:table-cell>
          <table:table-cell table:style-name="Default"/>
          <table:covered-table-cell/>
          <table:table-cell table:style-name="Default" office:value-type="float" office:value="2.2" calcext:value-type="float">
            <text:p>2.2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7" office:value-type="float" office:value="6" calcext:value-type="float">
            <text:p>6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8" office:value-type="float" office:value="12" calcext:value-type="float">
            <text:p>12</text:p>
          </table:table-cell>
          <table:table-cell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8" office:value-type="float" office:value="9" calcext:value-type="float">
            <text:p>9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7" calcext:value-type="float">
            <text:p>7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13" calcext:value-type="float">
            <text:p>13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19" calcext:value-type="float">
            <text:p>19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8" office:value-type="float" office:value="8" calcext:value-type="float">
            <text:p>8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8" office:value-type="float" office:value="14" calcext:value-type="float">
            <text:p>14</text:p>
          </table:table-cell>
          <table:table-cell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8" office:value-type="float" office:value="9" calcext:value-type="float">
            <text:p>9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7" office:value-type="float" office:value="15" calcext:value-type="float">
            <text:p>15</text:p>
          </table:table-cell>
          <table:table-cell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8" office:value-type="float" office:value="21" calcext:value-type="float">
            <text:p>21</text:p>
          </table:table-cell>
          <table:table-cell table:style-name="Default"/>
          <table:covered-table-cell/>
          <table:table-cell table:style-name="Default" office:value-type="float" office:value="2.64" calcext:value-type="float">
            <text:p>2.64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7" calcext:value-type="float">
            <text:p>7</text:p>
          </table:table-cell>
          <table:table-cell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7" office:value-type="float" office:value="16" calcext:value-type="float">
            <text:p>16</text:p>
          </table:table-cell>
          <table:table-cell table:style-name="Default"/>
          <table:covered-table-cell/>
          <table:table-cell table:style-name="Default" office:value-type="float" office:value="13.2" calcext:value-type="float">
            <text:p>13.2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7" office:value-type="float" office:value="11" calcext:value-type="float">
            <text:p>11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8" office:value-type="float" office:value="8" calcext:value-type="float">
            <text:p>8</text:p>
          </table:table-cell>
          <table:table-cell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7" office:value-type="float" office:value="17" calcext:value-type="float">
            <text:p>17</text:p>
          </table:table-cell>
          <table:table-cell table:style-name="Default"/>
          <table:covered-table-cell/>
          <table:table-cell table:style-name="Default" office:value-type="float" office:value="-2.2" calcext:value-type="float">
            <text:p>-2.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12" calcext:value-type="float">
            <text:p>12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9" calcext:value-type="float">
            <text:p>9</text:p>
          </table:table-cell>
          <table:table-cell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18" calcext:value-type="float">
            <text:p>18</text:p>
          </table:table-cell>
          <table:table-cell table:style-name="Default"/>
          <table:covered-table-cell/>
          <table:table-cell table:style-name="Default" office:value-type="float" office:value="-2.64" calcext:value-type="float">
            <text:p>-2.64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9">
            <text:p>Pnn</text:p>
          </table:table-cell>
          <table:table-cell table:style-name="ce31" table:formula="of:=[.B74]+[.F77]+[.J71]+[.N68]" office:value-type="float" office:value="52.8" calcext:value-type="float">
            <text:p>52.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B75]+[.F78]+[.J72]+[.N69]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B76]+[.F79]+[.J73]+[.N70]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B79]+[.F73]+[.J70]" office:value-type="float" office:value="-2.64" calcext:value-type="float">
            <text:p>-2.6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F74]+[.N71]" office:value-type="float" office:value="26.4" calcext:value-type="float">
            <text:p>26.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F75]+[.N72]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J79]" office:value-type="float" office:value="-2.64" calcext:value-type="float">
            <text:p>-2.64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J74]+[.N77]" office:value-type="float" office:value="26.4" calcext:value-type="float">
            <text:p>26.4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covered-table-cell/>
          <table:table-cell table:style-name="ce31" table:formula="of:=[.J76]+[.N79]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Default"/>
          <table:table-cell table:number-columns-repeated="62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a" table:base-cell-address="$K_Q4_savijanje.$A$1" table:expression="['file:///C:/Users/NikolaWin/Desktop/MKE/123.xlsx'#$Sheet1.$B$6]"/>
        <table:named-expression table:name="b" table:base-cell-address="$K_Q4_savijanje.$A$1" table:expression="['file:///C:/Users/NikolaWin/Desktop/MKE/123.xlsx'#$Sheet1.$B$7]"/>
        <table:named-expression table:name="Ex" table:base-cell-address="$K_Q4_savijanje.$A$1" table:expression="['file:///C:/Users/NikolaWin/Desktop/MKE/123.xlsx'#$Sheet1.$E$2]"/>
        <table:named-expression table:name="Exy" table:base-cell-address="$K_Q4_savijanje.$A$1" table:expression="['file:///C:/Users/NikolaWin/Desktop/MKE/123.xlsx'#$Sheet1.$E$4]"/>
        <table:named-expression table:name="Ey" table:base-cell-address="$K_Q4_savijanje.$A$1" table:expression="['file:///C:/Users/NikolaWin/Desktop/MKE/123.xlsx'#$Sheet1.$E$3]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style:rfc-language-tag="sr-Latn-RS" fo:language="sr" fo:script="Latn" fo:country="R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9:56:38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9T20:02:47.323000000</dc:date>
    <meta:editing-duration>PT6H26M41S</meta:editing-duration>
    <meta:editing-cycles>33</meta:editing-cycles>
    <meta:generator>LibreOffice/6.4.5.2$Windows_x86 LibreOffice_project/a726b36747cf2001e06b58ad5db1aa3a9a1872d6</meta:generator>
    <meta:document-statistic meta:table-count="1" meta:cell-count="895" meta:object-count="0"/>
  </office:meta>
</office:document-meta>
</file>